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4091in" svg:height="6.0441in" svg:x="6.9161in" svg:y="1.2839in">
            <draw:object draw:notify-on-update-of-ranges="Sheet1.B6:Sheet1.B62 Sheet1.C5:Sheet1.C5 Sheet1.C6:Sheet1.C62 Sheet1.B6:Sheet1.B62 Sheet1.D5:Sheet1.D5 Sheet1.D6:Sheet1.D6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2" table:default-cell-style-name="Default"/>
        <table:table-row table:style-name="ro1">
          <table:table-cell table:style-name="ce1"/>
          <table:table-cell table:number-columns-repeated="61"/>
        </table:table-row>
        <table:table-row table:style-name="ro1" table:number-rows-repeated="3">
          <table:table-cell/>
          <table:table-cell table:style-name="ce1"/>
          <table:table-cell table:number-columns-repeated="6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25" calcext:value-type="float">
            <text:p>0.25</text:p>
          </table:table-cell>
          <table:table-cell office:value-type="float" office:value="-0.1" calcext:value-type="float">
            <text:p>-0.1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25" calcext:value-type="float">
            <text:p>0.25</text:p>
          </table:table-cell>
          <table:table-cell office:value-type="float" office:value="-0.2" calcext:value-type="float">
            <text:p>-0.2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25" calcext:value-type="float">
            <text:p>0.25</text:p>
          </table:table-cell>
          <table:table-cell office:value-type="float" office:value="-0.1" calcext:value-type="float">
            <text:p>-0.1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25" calcext:value-type="float">
            <text:p>0.25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180/PI()*[.D12]" office:value-type="float" office:value="-11.4591559026165" calcext:value-type="float">
            <text:p>-11.4591559026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25" calcext:value-type="float">
            <text:p>0.25</text:p>
          </table:table-cell>
          <table:table-cell office:value-type="float" office:value="-0.4" calcext:value-type="float">
            <text:p>-0.4</text:p>
          </table:table-cell>
          <table:table-cell/>
          <table:table-cell table:formula="of:=180/PI()*[.D13]" office:value-type="float" office:value="-22.9183118052329" calcext:value-type="float">
            <text:p>-22.9183118052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180/PI()*[.D14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15]" office:value-type="float" office:value="5.72957795130823" calcext:value-type="float">
            <text:p>5.7295779513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16]" office:value-type="float" office:value="11.4591559026165" calcext:value-type="float">
            <text:p>11.4591559026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17]" office:value-type="float" office:value="22.9183118052329" calcext:value-type="float">
            <text:p>22.9183118052</text:p>
          </table:table-cell>
          <table:table-cell table:number-columns-repeated="56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18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1" calcext:value-type="float">
            <text:p>-0.1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2" calcext:value-type="float">
            <text:p>-0.2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3" calcext:value-type="float">
            <text:p>-0.3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4" calcext:value-type="float">
            <text:p>-0.4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23]" office:value-type="float" office:value="5.72957795130823" calcext:value-type="float">
            <text:p>5.7295779513</text:p>
          </table:table-cell>
          <table:table-cell table:number-columns-repeated="56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24]" office:value-type="float" office:value="11.4591559026165" calcext:value-type="float">
            <text:p>11.459155902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180/PI()*[.D25]" office:value-type="float" office:value="17.1887338539247" calcext:value-type="float">
            <text:p>17.1887338539</text:p>
          </table:table-cell>
          <table:table-cell table:number-columns-repeated="56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26]" office:value-type="float" office:value="22.9183118052329" calcext:value-type="float">
            <text:p>22.9183118052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28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2" calcext:value-type="float">
            <text:p>-0.2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4" calcext:value-type="float">
            <text:p>-0.4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6" calcext:value-type="float">
            <text:p>-0.6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7" calcext:value-type="float">
            <text:p>-0.7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33]" office:value-type="float" office:value="11.4591559026165" calcext:value-type="float">
            <text:p>11.459155902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34]" office:value-type="float" office:value="22.9183118052329" calcext:value-type="float">
            <text:p>22.9183118052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180/PI()*[.D35]" office:value-type="float" office:value="34.3774677078494" calcext:value-type="float">
            <text:p>34.3774677078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180/PI()*[.D36]" office:value-type="float" office:value="40.1070456591576" calcext:value-type="float">
            <text:p>40.1070456592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37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39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1" calcext:value-type="float">
            <text:p>-0.1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2" calcext:value-type="float">
            <text:p>-0.2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3" calcext:value-type="float">
            <text:p>-0.3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4" calcext:value-type="float">
            <text:p>-0.4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44]" office:value-type="float" office:value="5.72957795130823" calcext:value-type="float">
            <text:p>5.7295779513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45]" office:value-type="float" office:value="11.4591559026165" calcext:value-type="float">
            <text:p>11.459155902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180/PI()*[.D46]" office:value-type="float" office:value="17.1887338539247" calcext:value-type="float">
            <text:p>17.1887338539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47]" office:value-type="float" office:value="22.9183118052329" calcext:value-type="float">
            <text:p>22.9183118052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180/PI()*[.D48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-0.1" calcext:value-type="float">
            <text:p>-0.1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-0.2" calcext:value-type="float">
            <text:p>-0.2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-0.4" calcext:value-type="float">
            <text:p>-0.4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52]" office:value-type="float" office:value="5.72957795130823" calcext:value-type="float">
            <text:p>5.7295779513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53]" office:value-type="float" office:value="11.4591559026165" calcext:value-type="float">
            <text:p>11.459155902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54]" office:value-type="float" office:value="22.9183118052329" calcext:value-type="float">
            <text:p>22.9183118052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55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-0.1" calcext:value-type="float">
            <text:p>-0.1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-0.2" calcext:value-type="float">
            <text:p>-0.2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58]" office:value-type="float" office:value="5.72957795130823" calcext:value-type="float">
            <text:p>5.7295779513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59]" office:value-type="float" office:value="11.4591559026165" calcext:value-type="float">
            <text:p>11.459155902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60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61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62]" office:value-type="float" office:value="0" calcext:value-type="float">
            <text:p>0</text:p>
          </table:table-cell>
          <table:table-cell table:number-columns-repeated="56"/>
        </table:table-row>
        <table:table-row table:style-name="ro1" table:number-rows-repeated="4"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add values at x=0</text:p>
          </table:table-cell>
          <table:table-cell table:number-columns-repeated="59"/>
        </table:table-row>
        <table:table-row table:style-name="ro1" table:number-rows-repeated="7">
          <table:table-cell table:number-columns-repeated="6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-0.4" calcext:value-type="float">
            <text:p>-0.4</text:p>
          </table:table-cell>
          <table:table-cell table:number-columns-repeated="5" office:value-type="float" office:value="-0.3" calcext:value-type="float">
            <text:p>-0.3</text:p>
          </table:table-cell>
          <table:table-cell table:number-columns-repeated="7" table:style-name="ce1" office:value-type="float" office:value="-0.2" calcext:value-type="float">
            <text:p>-0.2</text:p>
          </table:table-cell>
          <table:table-cell table:number-columns-repeated="9" office:value-type="float" office:value="-0.1" calcext:value-type="float">
            <text:p>-0.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5"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11" office:value-type="float" office:value="0.25" calcext:value-type="float">
            <text:p>0.25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2"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.25" calcext:value-type="float">
            <text:p>0.25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4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office:value-type="float" office:value="-0.6" calcext:value-type="float">
            <text:p>-0.6</text:p>
          </table:table-cell>
          <table:table-cell office:value-type="float" office:value="-0.7" calcext:value-type="float">
            <text:p>-0.7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B5:Sheet1.D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 style:data-style-name="N2" text:time-value="02:50:26.103276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ayak Jagtap</meta:initial-creator>
    <meta:creation-date>2017-03-12T21:10:23.548477846</meta:creation-date>
    <dc:date>2017-04-23T02:50:35.046695506</dc:date>
    <dc:creator>Vinayak Jagtap</dc:creator>
    <meta:editing-duration>PT2H37M54S</meta:editing-duration>
    <meta:editing-cycles>6</meta:editing-cycles>
    <meta:generator>LibreOffice/4.2.8.2$Linux_X86_64 LibreOffice_project/420m0$Build-2</meta:generator>
    <meta:document-statistic meta:table-count="1" meta:cell-count="390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cm" svg:height="15.353cm" xlink:href=".." xlink:type="simple" chart:class="chart:scatter" chart:style-name="ch1">
        <chart:legend chart:legend-position="end" svg:x="22.378cm" svg:y="7.128cm" style:legend-expansion="high" chart:style-name="ch2"/>
        <chart:plot-area chart:style-name="ch3" table:cell-range-address="Sheet1.B6:Sheet1.D62 Sheet1.C5:Sheet1.D5" chart:data-source-has-labels="row" svg:x="0.478cm" svg:y="0.307cm" svg:width="21.422cm" svg:height="14.739cm">
          <chartooo:coordinate-region svg:x="0.769cm" svg:y="0.506cm" svg:width="20.891cm" svg:height="14.3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:Sheet1.C62" chart:label-cell-address="Sheet1.C5:Sheet1.C5" chart:class="chart:scatter">
            <chart:domain table:cell-range-address="Sheet1.B6:Sheet1.B62"/>
            <chart:data-point chart:repeated="57"/>
          </chart:series>
          <chart:series chart:style-name="ch7" chart:values-cell-range-address="Sheet1.D6:Sheet1.D62" chart:label-cell-address="Sheet1.D5:Sheet1.D5" chart:class="chart:scatter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5:Sheet1.C5</svg:desc>
                </draw:g>
              </table:table-cell>
              <table:table-cell office:value-type="string">
                <text:p>theta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">
                <text:p>-0.3</text:p>
                <draw:g>
                  <svg:desc>Sheet1.B6:Sheet1.B62</svg:desc>
                </draw:g>
              </table:table-cell>
              <table:table-cell office:value-type="float" office:value="0.25">
                <text:p>0.25</text:p>
                <draw:g>
                  <svg:desc>Sheet1.C6:Sheet1.C62</svg:desc>
                </draw:g>
              </table:table-cell>
              <table:table-cell office:value-type="float" office:value="-0.1">
                <text:p>-0.1</text:p>
                <draw:g>
                  <svg:desc>Sheet1.D6:Sheet1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">
                <text:p>-0.3</text:p>
              </table:table-cell>
              <table:table-cell office:value-type="float" office:value="0.25">
                <text:p>0.2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">
                <text:p>-0.3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">
                <text:p>-0.3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">
                <text:p>-0.3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">
                <text:p>-0.2</text:p>
              </table:table-cell>
              <table:table-cell office:value-type="float" office:value="0.25">
                <text:p>0.2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">
                <text:p>-0.2</text:p>
              </table:table-cell>
              <table:table-cell office:value-type="float" office:value="0.25">
                <text:p>0.2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">
                <text:p>-0.2</text:p>
              </table:table-cell>
              <table:table-cell office:value-type="float" office:value="0.25">
                <text:p>0.2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">
                <text:p>-0.2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">
                <text:p>-0.2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">
                <text:p>-0.2</text:p>
              </table:table-cell>
              <table:table-cell office:value-type="float" office:value="0.25">
                <text:p>0.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">
                <text:p>0.3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">
                <text:p>0.3</text:p>
              </table:table-cell>
              <table:table-cell office:value-type="float" office:value="0.25">
                <text:p>0.2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">
                <text:p>0.3</text:p>
              </table:table-cell>
              <table:table-cell office:value-type="float" office:value="0.25">
                <text:p>0.2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">
                <text:p>0.3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